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71e01" officeooo:paragraph-rsid="00171e01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71e01" officeooo:paragraph-rsid="00171e01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1e01" officeooo:paragraph-rsid="00171e01" style:font-size-asian="12.25pt" style:font-weight-asian="normal" style:font-size-complex="14pt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892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4 : ADRESSAGE INDIRECT :</text:p>
      <text:p text:style-name="P2"/>
      <text:p text:style-name="P3"/>
      <text:p text:style-name="P3">on fait xor AL, AL pour reintialiser la valeur de Al (le xor étant un ou exclusif, donne 0 chaque fois puisque AL = AL) . On fait aussi xor SI, SI et xor BX, BX meme si dans notre programme leurs valeurs sont de 0 .</text:p>
      <text:p text:style-name="P3"/>
      <text:p text:style-name="P3"><text:span text:style-name="T1">.</text:span><text:span text:style-name="T2">sommes par lignes </text:span>:</text:p>
      <text:p text:style-name="P3"/>
      <text:p text:style-name="P3">après avoir fait mes additions de lignes , je stocke mes r<text:span text:style-name="T3">é</text:span>sultats 15 (0Fh) dans sommes_par_lignes[0], sommes_par_lignes[1] et sommes_par_lignes[<text:span text:style-name="T3">2</text:span>] soit les adresses respectifs DS : [0009], DS : [000A] et DS : [000B]. </text:p>
      <text:p text:style-name="P3"/>
      <text:p text:style-name="P3"><text:span text:style-name="T1">.</text:span><text:span text:style-name="T2">sommes par colonnes </text:span>:</text:p>
      <text:p text:style-name="P3"/>
      <text:p text:style-name="P3">après avoir fait mes additions de lignes , je stocke mes r<text:span text:style-name="T3">é</text:span>sultats 15 (0Fh) dans sommes_par_colonne[0], sommes_par_colonne[1] et sommes_par_colonne[<text:span text:style-name="T3">2</text:span>] soit les adresses respectifs DS : [000<text:span text:style-name="T3">C</text:span>], DS : [000<text:span text:style-name="T3">D</text:span>] et DS : [000<text:span text:style-name="T3">E</text:span>]. </text:p>
      <text:p text:style-name="P3"/>
      <text:p text:style-name="P3"><text:span text:style-name="T1">.</text:span><text:span text:style-name="T2">sommes par diagonales</text:span>:</text:p>
      <text:p text:style-name="P3"/>
      <text:p text:style-name="P3">après avoir fait mes additions de lignes , je stocke mes r<text:span text:style-name="T3">é</text:span>sultats 15 (0Fh) dans sommes_par_<text:span text:style-name="T3">diagonale</text:span>[0] et sommes_par_<text:span text:style-name="T3">diagonale</text:span>[<text:span text:style-name="T3">1</text:span>] soit les adresses respectifs DS : [000<text:span text:style-name="T3">F</text:span>] et DS : [00<text:span text:style-name="T3">10</text:span>]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09:32:36.326503104</meta:creation-date>
    <dc:date>2026-03-11T09:49:58.654813883</dc:date>
    <meta:editing-duration>PT6M39S</meta:editing-duration>
    <meta:editing-cycles>1</meta:editing-cycles>
    <meta:document-statistic meta:table-count="0" meta:image-count="0" meta:object-count="0" meta:page-count="1" meta:paragraph-count="8" meta:word-count="158" meta:character-count="934" meta:non-whitespace-character-count="781"/>
    <meta:generator>LibreOffice/24.2.7.2$Linux_X86_64 LibreOffice_project/420$Build-2</meta:generator>
  </office:meta>
</office:document-meta>
</file>